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Sans" svg:font-family="'Noto Sans'" style:font-family-generic="swiss"/>
  </office:font-face-decls>
  <office:automatic-styles>
    <style:style style:name="P1" style:family="paragraph" style:parent-style-name="Standard" style:list-style-name="L1">
      <style:text-properties fo:language="en" fo:country="US" officeooo:rsid="0012d16a" officeooo:paragraph-rsid="000448a7"/>
    </style:style>
    <text:list-style style:name="L1">
      <text:list-level-style-number text:level="1" text:style-name="Numbering_20_Symbols" loext:num-list-format="(%)%1%[%]" style:num-prefix="(" style:num-suffix="]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(%)%1%.%2%[%]" style:num-prefix="(" style:num-suffix="]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(%)%3%[%]" style:num-prefix="(" style:num-suffix="]" style:num-format="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loext:num-list-format="(%)%1%.%2%.%3%.%4%[%]" style:num-prefix="(" style:num-suffix="]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loext:num-list-format="(%)%1%.%2%.%3%.%4%.%5%[%]" style:num-prefix="(" style:num-suffix="]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text:style-name="Numbering_20_Symbols" loext:num-list-format="(%)%1%.%2%.%3%.%4%.%5%.%6%[%]" style:num-prefix="(" style:num-suffix="]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text:style-name="Numbering_20_Symbols" loext:num-list-format="(%)%1%.%2%.%3%.%4%.%5%.%6%.%7%[%]" style:num-prefix="(" style:num-suffix="]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text:style-name="Numbering_20_Symbols" loext:num-list-format="(%)%1%.%2%.%3%.%4%.%5%.%6%.%7%.%8%[%]" style:num-prefix="(" style:num-suffix="]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text:style-name="Numbering_20_Symbols" loext:num-list-format="(%)%1%.%2%.%3%.%4%.%5%.%6%.%7%.%8%.%9%[%]" style:num-prefix="(" style:num-suffix="]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text:style-name="Numbering_20_Symbols" loext:num-list-format="(%)%1%.%2%.%3%.%4%.%5%.%6%.%7%.%8%.%9%.%10%[%]" style:num-prefix="(" style:num-suffix="]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Lorem</text:p>
          <text:list>
            <text:list-item>
              <text:p text:style-name="P1">ipsum</text:p>
              <text:list>
                <text:list-item>
                  <text:p text:style-name="P1">dolor</text:p>
                  <text:list>
                    <text:list-item>
                      <text:p text:style-name="P1">sit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Sans" svg:font-family="'Noto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rlito" fo:font-size="12pt" fo:language="en" fo:country="CA" style:letter-kerning="true" style:font-name-asian="DejaVu Sans1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rlito" fo:font-size="12pt" fo:language="en" fo:country="CA" style:letter-kerning="true" style:font-name-asian="DejaVu Sans1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" style:font-family-complex="'Noto Sans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DejaVu Sans" style:font-family-complex="'DejaVu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1:53:37.985516977</meta:creation-date>
    <meta:editing-duration>P0D</meta:editing-duration>
    <meta:editing-cycles>1</meta:editing-cycles>
    <meta:generator>LibreOffice/7.5.9.2$Linux_X86_64 LibreOffice_project/50$Build-2</meta:generator>
    <meta:document-statistic meta:table-count="0" meta:image-count="0" meta:object-count="0" meta:page-count="1" meta:paragraph-count="4" meta:word-count="8" meta:character-count="47" meta:non-whitespace-character-count="47"/>
  </office:meta>
</office:document-meta>
</file>